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Pulaski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245">
            <text:p>245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257">
            <text:p>257</text:p>
          </table:table-cell>
          <table:table-cell table:style-name="ce22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72">
            <text:p>72</text:p>
          </table:table-cell>
          <table:table-cell table:style-name="ce22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79">
            <text:p>179</text:p>
          </table:table-cell>
          <table:table-cell table:style-name="ce22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985">
            <text:p>985</text:p>
          </table:table-cell>
          <table:table-cell table:style-name="ce22" office:value-type="float" office:value="106">
            <text:p>106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111">
            <text:p>111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35">
            <text:p>13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213">
            <text:p>21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764">
            <text:p>764</text:p>
          </table:table-cell>
          <table:table-cell table:style-name="ce22" office:value-type="float" office:value="79">
            <text:p>79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357">
            <text:p>1357</text:p>
          </table:table-cell>
          <table:table-cell table:style-name="ce22" office:value-type="float" office:value="103">
            <text:p>103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342">
            <text:p>2342</text:p>
          </table:table-cell>
          <table:table-cell table:style-name="ce22" office:value-type="float" office:value="209">
            <text:p>209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